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4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01:04:56.747830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01:26:41.745377301</dc:date>
    <meta:editing-duration>P6DT3H57M20S</meta:editing-duration>
    <meta:editing-cycles>101</meta:editing-cycles>
    <meta:generator>LibreOffice/6.2.4.2.0$Linux_X86_64 LibreOffice_project/20$Build-2</meta:generator>
    <meta:document-statistic meta:table-count="1" meta:cell-count="1567" meta:object-count="0"/>
  </office:meta>
</office:document-meta>
</file>